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3499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143cm" fo:min-width="9.248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222cm" svg:y="4.352cm" svg:width="7.488cm" draw:z-index="2">
        <draw:text-box fo:min-height="3.494cm">
          <text:p text:style-name="P3"><text:database-display text:table-name="lista_adresowana_kl1ag2xd" text:table-type="table" text:column-name="Tytuł" text:database-name="lista_adresowana_kl1ag2xd">Pani</text:database-display><text:hidden-paragraph text:condition="ooow:![lista_adresowana_kl1ag2xd.lista_adresowana_kl1ag2xd.Tytuł]"/></text:p>
          <text:p text:style-name="P3"><text:database-display text:table-name="lista_adresowana_kl1ag2xd" text:table-type="table" text:column-name="Imię" text:database-name="lista_adresowana_kl1ag2xd">Monika</text:database-display><text:span text:style-name="T1"><text:s/></text:span><text:span text:style-name="T1"><text:database-display text:table-name="lista_adresowana_kl1ag2xd" text:table-type="table" text:column-name="Nazwisko" text:database-name="lista_adresowana_kl1ag2xd">Kowalska</text:database-display></text:span><text:span text:style-name="T1"><text:hidden-paragraph text:condition="ooow:![lista_adresowana_kl1ag2xd.lista_adresowana_kl1ag2xd.Imię] AND ![lista_adresowana_kl1ag2xd.lista_adresowana_kl1ag2xd.Nazwisko]"/></text:span></text:p>
          <text:p text:style-name="P3"><text:database-display text:table-name="lista_adresowana_kl1ag2xd" text:table-type="table" text:column-name="Linia adresu 1" text:database-name="lista_adresowana_kl1ag2xd">ul.T.Kościuszki 3/4</text:database-display><text:hidden-paragraph text:condition="ooow:![lista_adresowana_kl1ag2xd.lista_adresowana_kl1ag2xd.Linia adresu 1]"/></text:p>
          <text:p text:style-name="P3"><text:database-display text:table-name="lista_adresowana_kl1ag2xd" text:table-type="table" text:column-name="Kod pocztowy" text:database-name="lista_adresowana_kl1ag2xd">27-600</text:database-display><text:span text:style-name="T1"><text:s/></text:span><text:span text:style-name="T1"><text:database-display text:table-name="lista_adresowana_kl1ag2xd" text:table-type="table" text:column-name="Miejscowość" text:database-name="lista_adresowana_kl1ag2xd">Sandomierz</text:database-display></text:span><text:span text:style-name="T1"><text:hidden-paragraph text:condition="ooow:![lista_adresowana_kl1ag2xd.lista_adresowana_kl1ag2xd.Kod pocztowy] AND ![lista_adresowana_kl1ag2xd.lista_adresowana_kl1ag2xd.Miejscowość]"/></text:span></text:p>
        </draw:text-box>
      </draw:frame>
      <text:p text:style-name="Standard"><draw:custom-shape text:anchor-type="paragraph" draw:z-index="0" draw:style-name="gr1" draw:text-style-name="P5" svg:width="9.748cm" svg:height="1.405cm" svg:x="3.104cm" svg:y="0.143cm"><text:p text:style-name="P4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Standard"/>
      <text:p text:style-name="P1">Niniejszym mamy przyjemność zaprosić <text:database-display text:table-name="lista_adresowana_kl1ag2xd" text:table-type="table" text:column-name="Płeć" text:database-name="lista_adresowana_kl1ag2xd">panią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1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28:39.454051160</meta:creation-date>
    <dc:date>2017-11-06T10:36:34.900648769</dc:date>
    <meta:editing-duration>PT2M55S</meta:editing-duration>
    <meta:editing-cycles>1</meta:editing-cycles>
    <meta:document-statistic meta:table-count="1" meta:image-count="1" meta:object-count="0" meta:page-count="1" meta:paragraph-count="7" meta:word-count="50" meta:character-count="402" meta:non-whitespace-character-count="359"/>
    <meta:generator>LibreOffice/5.4.1.2.0$Linux_X86_64 LibreOffice_project/40m0$Build-2</meta:generator>
  </office:meta>
</office:document-meta>
</file>